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tillium Web" svg:font-family="'Titillium Web'" style:font-family-generic="roman" style:font-pitch="variable"/>
    <style:font-face style:name="Titillium Web Light" svg:font-family="'Titillium Web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tillium Web1" svg:font-family="'Titillium Web'" style:font-family-generic="system" style:font-pitch="variable"/>
    <style:font-face style:name="Titillium Web Light1" svg:font-family="'Titillium Web Light'" style:font-family-generic="system" style:font-pitch="variable"/>
  </office:font-face-decls>
  <office:automatic-styles>
    <style:style style:name="P1" style:family="paragraph" style:parent-style-name="Standard">
      <style:text-properties style:font-name="Titillium Web Light" style:font-name-asian="Titillium Web Light1" style:font-name-complex="Titillium Web Light1"/>
    </style:style>
    <style:style style:name="P2" style:family="paragraph" style:parent-style-name="Standard">
      <style:text-properties style:font-name="Titillium Web Light" style:text-underline-style="solid" style:text-underline-width="auto" style:text-underline-color="font-color" style:font-name-asian="Titillium Web Light1" style:font-name-complex="Titillium Web Light1"/>
    </style:style>
    <style:style style:name="P3" style:family="paragraph" style:parent-style-name="Standard" style:list-style-name="WWNum1">
      <style:paragraph-properties fo:margin-left="0.5in" fo:margin-right="0in" fo:text-indent="-0.25in" style:auto-text-indent="false"/>
    </style:style>
    <style:style style:name="P4" style:family="paragraph" style:parent-style-name="Standard" style:list-style-name="WWNum1">
      <style:paragraph-properties fo:margin-left="1in" fo:margin-right="0in" fo:text-indent="-0.25in" style:auto-text-indent="false"/>
    </style:style>
    <style:style style:name="P5" style:family="paragraph" style:parent-style-name="Standard">
      <style:paragraph-properties fo:margin-left="0in" fo:margin-right="0in" fo:text-indent="0in" style:auto-text-indent="false"/>
      <style:text-properties style:font-name="Titillium Web Light" style:font-name-asian="Titillium Web Light1" style:font-name-complex="Titillium Web Light1"/>
    </style:style>
    <style:style style:name="P6" style:family="paragraph" style:parent-style-name="Standard">
      <style:paragraph-properties fo:margin-left="1in" fo:margin-right="0in" fo:text-indent="0in" style:auto-text-indent="false"/>
      <style:text-properties style:font-name="Titillium Web Light" style:font-name-asian="Titillium Web Light1" style:font-name-complex="Titillium Web Light1"/>
    </style:style>
    <style:style style:name="P7" style:family="paragraph" style:parent-style-name="Standard" style:list-style-name="WWNum1">
      <style:paragraph-properties fo:margin-left="1.5in" fo:margin-right="0in" fo:text-indent="-0.25in" style:auto-text-indent="false"/>
    </style:style>
    <style:style style:name="P8" style:family="paragraph" style:parent-style-name="Standard" style:master-page-name="Standard">
      <style:paragraph-properties style:page-number="1"/>
    </style:style>
    <style:style style:name="T1" style:family="text">
      <style:text-properties style:font-name="Titillium Web" style:text-underline-style="solid" style:text-underline-width="auto" style:text-underline-color="font-color" fo:font-weight="bold" style:font-name-asian="Titillium Web1" style:font-weight-asian="bold" style:font-name-complex="Titillium Web1"/>
    </style:style>
    <style:style style:name="T2" style:family="text">
      <style:text-properties style:font-name="Titillium Web Light" style:font-name-asian="Titillium Web Light1" style:font-name-complex="Titillium Web Light1"/>
    </style:style>
    <style:style style:name="T3" style:family="text">
      <style:text-properties style:font-name="Titillium Web Light" style:text-underline-style="none" style:font-name-asian="Titillium Web Light1" style:font-name-complex="Titillium Web Ligh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Client design review meeting:</text:span></text:p>
      <text:p text:style-name="P1"/>
      <text:p text:style-name="Standard"><text:span text:style-name="T2">Date: 06/12/19</text:span></text:p>
      <text:p text:style-name="P1"/>
      <text:p text:style-name="Standard"><text:span text:style-name="T2">PRESENT: Liam Debell, Mike Gallagher.</text:span></text:p>
      <text:p text:style-name="P1"/>
      <text:p text:style-name="Standard"><text:span text:style-name="T2">AGENDA: Main menu, customer menu, booking menu, trip menu and further requirements.</text:span></text:p>
      <text:p text:style-name="P1"/>
      <text:list xml:id="list1624636734" text:style-name="WWNum1">
        <text:list-item>
          <text:p text:style-name="P3"><text:span text:style-name="T2">Initially a visual review took place, in which Mike reviewed the visible designs, no points were made at this point.</text:span></text:p>
        </text:list-item>
      </text:list>
      <text:p text:style-name="P1"/>
      <text:list xml:id="list114026165747498" text:continue-numbering="true" text:style-name="WWNum1">
        <text:list-item>
          <text:p text:style-name="P3"><text:span text:style-name="T2">Main menu was discussed, and the following features were questioned:</text:span></text:p>
          <text:list>
            <text:list-item>
              <text:p text:style-name="P4"><text:span text:style-name="T2">Mike questioned the ‘Apply’ button, and further asked if this could be changed to something more understandable, such as: Save and exit. Responding to this, the button in question was changed in the design to save, although this may be subject to change during development.</text:span></text:p>
            </text:list-item>
          </text:list>
        </text:list-item>
      </text:list>
      <text:p text:style-name="P5"/>
      <text:list xml:id="list114026733772628" text:continue-numbering="true" text:style-name="WWNum1">
        <text:list-item>
          <text:p text:style-name="P3"><text:span text:style-name="T2">Customer menu was discussed, and some recommendations were made in regards to the featured fields:</text:span></text:p>
          <text:list>
            <text:list-item>
              <text:p text:style-name="P4"><text:span text:style-name="T2">Initially the address field was only laid out for one address, however Mike requested an additional field to be added in order to separate address line 1 from 2. In response to this, an additional field was added, accommodating for the new field.</text:span></text:p>
            </text:list-item>
            <text:list-item>
              <text:p text:style-name="P4"><text:span text:style-name="T2">Mike again noted that the apply button should be changed to ‘Save’. This button will be changed across all menu items as a result of this request.</text:span></text:p>
            </text:list-item>
          </text:list>
        </text:list-item>
      </text:list>
      <text:p text:style-name="P1"/>
      <text:list xml:id="list114026082891636" text:continue-numbering="true" text:style-name="WWNum1">
        <text:list-item>
          <text:p text:style-name="P3"><text:span text:style-name="T2">The booking menu was discussed, and three main points were made in regards to the functionality of the program.</text:span></text:p>
          <text:list>
            <text:list-item>
              <text:p text:style-name="P4"><text:span text:style-name="T2">After discussing adding the current data in a field, Mike asked if the date could be automatically added internally. This recommendation was noted and the current date field has been eliminated in response to this recommendation.</text:span></text:p>
            </text:list-item>
            <text:list-item>
              <text:p text:style-name="P4"><text:span text:style-name="T2">Mike and I discussed upper and lower case values in fields in terms of inserting data. In response to this discussion, I will convert all values to lower or upper case where necessary.</text:span></text:p>
            </text:list-item>
            <text:list-item>
              <text:p text:style-name="P4"><text:span text:style-name="T2">Finally Mike requested some type of popup to occur calculating the total cost, this feature will be considered, but might not be necessary, as it conflicts with one of the queries Mike requested in the brief.</text:span></text:p>
            </text:list-item>
          </text:list>
        </text:list-item>
      </text:list>
      <text:p text:style-name="P6"/>
      <text:list xml:id="list114026636939104" text:continue-numbering="true" text:style-name="WWNum1">
        <text:list-item>
          <text:p text:style-name="P3"><text:span text:style-name="T2">The trip menu was discussed, with 4 points:</text:span></text:p>
          <text:list>
            <text:list-item>
              <text:p text:style-name="P4"><text:span text:style-name="T2">Mike wanted to make sure that a trip needed to be made before adding a booking, this will be resolved using foreign keys and validation.</text:span></text:p>
            </text:list-item>
            <text:list-item>
              <text:p text:style-name="P4"><text:span text:style-name="T2">Mike requested that the end date should <text:s/>be removed and instead start date and duration will be used to calculate end date. This will be done in the front end python development stage.</text:span></text:p>
            </text:list-item>
            <text:list-item>
              <text:p text:style-name="P4"><text:soft-page-break/><text:span text:style-name="T2">After discussing the destinations, Mike recommended that the destinations appear in a drop down list. This will also be added during the development process.</text:span></text:p>
            </text:list-item>
          </text:list>
        </text:list-item>
      </text:list>
      <text:p text:style-name="P5"/>
      <text:list xml:id="list114027714696611" text:continue-numbering="true" text:style-name="WWNum1">
        <text:list-item>
          <text:p text:style-name="P3"><text:span text:style-name="T2">Finally Mike asked about the requirements for running this program:</text:span></text:p>
          <text:list>
            <text:list-item>
              <text:p text:style-name="P4"><text:span text:style-name="T2">Response:</text:span></text:p>
              <text:list>
                <text:list-item>
                  <text:p text:style-name="P7"><text:span text:style-name="T2">local desktop machine: meaning staff office computers or your own computer</text:span></text:p>
                </text:list-item>
                <text:list-item>
                  <text:p text:style-name="P7"><text:span text:style-name="T2">free software</text:span></text:p>
                </text:list-item>
                <text:list-item>
                  <text:p text:style-name="P7"><text:span text:style-name="T2">guizero front end: what the user will see.</text:span></text:p>
                </text:list-item>
              </text:list>
            </text:list-item>
          </text:list>
        </text:list-item>
      </text:list>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tillium Web" svg:font-family="'Titillium Web'" style:font-family-generic="roman" style:font-pitch="variable"/>
    <style:font-face style:name="Titillium Web Light" svg:font-family="'Titillium Web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tillium Web1" svg:font-family="'Titillium Web'" style:font-family-generic="system" style:font-pitch="variable"/>
    <style:font-face style:name="Titillium Web Light1" svg:font-family="'Titillium Web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tillium Web Light" fo:font-family="'Titillium Web Light'" style:font-family-generic="roman" style:font-pitch="variable" style:text-underline-style="none"/>
    </style:style>
    <style:style style:name="ListLabel_20_2" style:display-name="ListLabel 2" style:family="text">
      <style:text-properties style:font-name="Titillium Web Light" fo:font-family="'Titillium Web Light'" style:font-family-generic="roman" style:font-pitch="variable" style:text-underline-style="none"/>
    </style:style>
    <style:style style:name="ListLabel_20_3" style:display-name="ListLabel 3" style:family="text">
      <style:text-properties style:font-name="Titillium Web Light" fo:font-family="'Titillium Web Light'" style:font-family-generic="roman" style:font-pitch="variable"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3" meta:word-count="448" meta:character-count="2608" meta:non-whitespace-character-count="2201"/>
    <meta:generator>LibreOfficeDev/6.0.5.2$Linux_X86_64 LibreOffice_project/</meta:generator>
  </office:meta>
</office:document-meta>
</file>